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bold" style:font-size-asian="9pt" style:font-weight-asian="bold" style:font-name-complex="Arial" style:font-size-complex="9pt"/>
    </style:style>
    <style:style style:name="P2" style:family="paragraph" style:parent-style-name="Text_20_body">
      <style:paragraph-properties fo:margin-top="0in" fo:margin-bottom="0.0598in" style:contextual-spacing="false" fo:line-height="100%" fo:text-align="center" style:justify-single-word="false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bold" officeooo:paragraph-rsid="00926df5" style:font-size-asian="9pt" style:font-weight-asian="bold" style:font-name-complex="Arial" style:font-size-complex="9pt"/>
    </style:style>
    <style:style style:name="P3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bold" officeooo:rsid="004295fc" officeooo:paragraph-rsid="006626f2" style:font-size-asian="9pt" style:font-weight-asian="bold" style:font-name-complex="Arial" style:font-size-complex="9pt" style:font-weight-complex="bold"/>
    </style:style>
    <style:style style:name="P4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style="italic" fo:font-weight="normal" officeooo:paragraph-rsid="0057b991" style:font-name-asian="Arial" style:font-size-asian="9pt" style:font-style-asian="italic" style:font-weight-asian="normal" style:font-name-complex="Arial" style:font-size-complex="9pt" style:font-style-complex="italic" style:font-weight-complex="normal"/>
    </style:style>
    <style:style style:name="P5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normal" officeooo:rsid="00796d74" officeooo:paragraph-rsid="006626f2" style:font-size-asian="9pt" style:font-weight-asian="normal" style:font-name-complex="Arial" style:font-size-complex="9pt" style:font-weight-complex="normal"/>
    </style:style>
    <style:style style:name="P6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normal" officeooo:rsid="008a174a" officeooo:paragraph-rsid="002592cb" style:font-size-asian="9pt" style:font-weight-asian="normal" style:font-name-complex="Arial" style:font-size-complex="9pt" style:font-weight-complex="normal"/>
    </style:style>
    <style:style style:name="P7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normal" officeooo:rsid="00585b75" officeooo:paragraph-rsid="00940798" style:font-size-asian="9pt" style:font-weight-asian="normal" style:font-name-complex="Arial" style:font-size-complex="9pt" style:font-weight-complex="normal"/>
    </style:style>
    <style:style style:name="P8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normal" officeooo:rsid="0093a797" style:font-size-asian="9pt" style:font-weight-asian="normal" style:font-name-complex="Arial" style:font-size-complex="9pt" style:font-weight-complex="normal"/>
    </style:style>
    <style:style style:name="P9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normal" officeooo:rsid="0093a797" officeooo:paragraph-rsid="006626f2" style:font-size-asian="9pt" style:font-weight-asian="normal" style:font-name-complex="Arial" style:font-size-complex="9pt" style:font-weight-complex="normal"/>
    </style:style>
    <style:style style:name="P10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normal" officeooo:rsid="00917e40" officeooo:paragraph-rsid="008104e7" style:font-size-asian="9pt" style:font-weight-asian="normal" style:font-name-complex="Arial" style:font-size-complex="9pt" style:font-weight-complex="normal"/>
    </style:style>
    <style:style style:name="P11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normal" officeooo:rsid="00828a83" officeooo:paragraph-rsid="008ba799" style:font-size-asian="9pt" style:font-weight-asian="normal" style:font-name-complex="Arial" style:font-size-complex="9pt" style:font-weight-complex="bold"/>
    </style:style>
    <style:style style:name="P12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officeooo:paragraph-rsid="002592cb" style:font-size-asian="9pt" style:font-name-complex="Arial" style:font-size-complex="9pt" style:font-weight-complex="bold"/>
    </style:style>
    <style:style style:name="P13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style:font-name="Arial" fo:font-size="9pt" style:font-size-asian="9pt" style:font-size-complex="9pt"/>
    </style:style>
    <style:style style:name="P14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style:font-name="Arial" fo:font-size="9pt" officeooo:paragraph-rsid="005bc4b3" style:font-size-asian="9pt" style:font-size-complex="9pt"/>
    </style:style>
    <style:style style:name="P15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style:font-name="Arial" fo:font-size="9pt" officeooo:paragraph-rsid="005f1109" style:font-size-asian="9pt" style:font-size-complex="9pt"/>
    </style:style>
    <style:style style:name="P16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style:font-name="Arial" fo:font-size="9pt" officeooo:paragraph-rsid="008d5ae9" style:font-size-asian="9pt" style:font-size-complex="9pt"/>
    </style:style>
    <style:style style:name="P17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style:font-name="Arial" fo:font-size="9pt" fo:font-weight="bold" officeooo:rsid="004295fc" officeooo:paragraph-rsid="004295fc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style:font-name="Arial" fo:font-size="9pt" fo:font-weight="bold" officeooo:rsid="0079b273" officeooo:paragraph-rsid="0079b273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fo:margin-top="0in" fo:margin-bottom="0.0598in" style:contextual-spacing="false" fo:line-height="100%" fo:text-align="center" style:justify-single-word="false" style:page-number="auto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18pt" fo:font-weight="bold" officeooo:rsid="00123886" officeooo:paragraph-rsid="00123886" style:font-name-asian="Times New Roman" style:font-size-asian="18pt" style:font-weight-asian="bold" style:font-weight-complex="bold"/>
    </style:style>
    <style:style style:name="P20" style:family="paragraph" style:parent-style-name="Text_20_body">
      <style:paragraph-properties fo:margin-top="0in" fo:margin-bottom="0.0598in" style:contextual-spacing="false" fo:line-height="100%" fo:text-align="center" style:justify-single-word="false">
        <style:tab-stops>
          <style:tab-stop style:position="0.6in"/>
          <style:tab-stop style:position="2.25in"/>
        </style:tab-stops>
      </style:paragraph-properties>
      <style:text-properties style:font-name="Arial" fo:font-size="9pt" officeooo:paragraph-rsid="0094f70a" style:font-size-asian="9pt" style:font-size-complex="9pt"/>
    </style:style>
    <style:style style:name="P21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style:font-name="Arial" fo:font-size="9pt" style:font-size-asian="9pt" style:font-size-complex="9pt"/>
    </style:style>
    <style:style style:name="P22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style:font-name="Arial" fo:font-size="9pt" officeooo:paragraph-rsid="00a941d7" style:font-size-asian="9pt" style:font-size-complex="9pt"/>
    </style:style>
    <style:style style:name="P23" style:family="paragraph" style:parent-style-name="Text_20_body">
      <style:paragraph-properties fo:margin-top="0in" fo:margin-bottom="0.0598in" style:contextual-spacing="false" fo:line-height="100%" fo:text-align="center" style:justify-single-word="false">
        <style:tab-stops>
          <style:tab-stop style:position="0.6in"/>
          <style:tab-stop style:position="2.25in"/>
        </style:tab-stops>
      </style:paragraph-properties>
      <style:text-properties style:font-name="Arial" fo:font-size="9pt" fo:font-weight="bold" officeooo:rsid="00a89705" officeooo:paragraph-rsid="00a89705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normal" officeooo:rsid="0093a797" style:font-size-asian="9pt" style:font-weight-asian="normal" style:font-name-complex="Arial" style:font-size-complex="9pt" style:font-weight-complex="normal"/>
    </style:style>
    <style:style style:name="P25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normal" officeooo:rsid="0094f70a" officeooo:paragraph-rsid="00940798" style:font-size-asian="9pt" style:font-weight-asian="normal" style:font-name-complex="Arial" style:font-size-complex="9pt" style:font-weight-complex="normal"/>
    </style:style>
    <style:style style:name="P26" style:family="paragraph" style:parent-style-name="Text_20_body">
      <style:paragraph-properties fo:margin-top="0in" fo:margin-bottom="0.0598in" style:contextual-spacing="false" fo:line-height="100%">
        <style:tab-stops>
          <style:tab-stop style:position="0.6in"/>
          <style:tab-stop style:position="2.25in"/>
        </style:tab-stops>
      </style:paragraph-properties>
      <style:text-properties fo:color="#000000" style:font-name="Arial" fo:font-size="9pt" fo:font-weight="normal" officeooo:rsid="0094f70a" officeooo:paragraph-rsid="00aa2ce8" style:font-size-asian="9pt" style:font-weight-asian="normal" style:font-name-complex="Arial" style:font-size-complex="9pt" style:font-weight-complex="normal"/>
    </style:style>
    <style:style style:name="T1" style:family="text">
      <style:text-properties fo:color="#000000" style:font-name-complex="Arial"/>
    </style:style>
    <style:style style:name="T2" style:family="text">
      <style:text-properties fo:color="#000000" style:font-name-complex="Arial" style:font-weight-complex="bold"/>
    </style:style>
    <style:style style:name="T3" style:family="text">
      <style:text-properties fo:color="#000000" officeooo:rsid="005897ec" style:font-name-complex="Arial" style:font-weight-complex="bold"/>
    </style:style>
    <style:style style:name="T4" style:family="text">
      <style:text-properties fo:color="#000000" officeooo:rsid="00680a50" style:font-name-complex="Arial"/>
    </style:style>
    <style:style style:name="T5" style:family="text">
      <style:text-properties fo:color="#000000" officeooo:rsid="00264fd1" style:font-name-complex="Arial"/>
    </style:style>
    <style:style style:name="T6" style:family="text">
      <style:text-properties fo:color="#000000" officeooo:rsid="008d5ae9" style:font-name-complex="Arial"/>
    </style:style>
    <style:style style:name="T7" style:family="text">
      <style:text-properties fo:color="#000000" officeooo:rsid="009b0f63" style:font-name-complex="Arial"/>
    </style:style>
    <style:style style:name="T8" style:family="text">
      <style:text-properties fo:color="#000000" officeooo:rsid="009c271d" style:font-name-complex="Arial"/>
    </style:style>
    <style:style style:name="T9" style:family="text">
      <style:text-properties fo:color="#000000" officeooo:rsid="005897ec" style:font-name-complex="Arial"/>
    </style:style>
    <style:style style:name="T10" style:family="text">
      <style:text-properties fo:color="#000000" style:font-name-asian="Arial" style:font-name-complex="Arial" style:font-weight-complex="bold"/>
    </style:style>
    <style:style style:name="T11" style:family="text">
      <style:text-properties fo:color="#000000" officeooo:rsid="005897ec" style:font-name-asian="Arial" style:font-name-complex="Arial" style:font-weight-complex="bold"/>
    </style:style>
    <style:style style:name="T12" style:family="text">
      <style:text-properties fo:color="#000000" officeooo:rsid="00648340" style:font-name-asian="Arial" style:font-name-complex="Arial" style:font-weight-complex="bold"/>
    </style:style>
    <style:style style:name="T13" style:family="text">
      <style:text-properties fo:color="#000000" officeooo:rsid="001b6a28" style:font-name-asian="Arial" style:font-name-complex="Arial" style:font-weight-complex="bold"/>
    </style:style>
    <style:style style:name="T14" style:family="text">
      <style:text-properties fo:color="#000000" officeooo:rsid="008d5ae9" style:font-name-asian="Arial" style:font-name-complex="Arial" style:font-weight-complex="bold"/>
    </style:style>
    <style:style style:name="T15" style:family="text">
      <style:text-properties fo:color="#000000" officeooo:rsid="009650ba" style:font-name-asian="Arial" style:font-name-complex="Arial" style:font-weight-complex="bold"/>
    </style:style>
    <style:style style:name="T16" style:family="text">
      <style:text-properties fo:color="#000000" officeooo:rsid="00a32c1a" style:font-name-asian="Arial" style:font-name-complex="Arial" style:font-weight-complex="bold"/>
    </style:style>
    <style:style style:name="T17" style:family="text">
      <style:text-properties fo:color="#000000" officeooo:rsid="00a45262" style:font-name-asian="Arial" style:font-name-complex="Arial" style:font-weight-complex="bold"/>
    </style:style>
    <style:style style:name="T18" style:family="text">
      <style:text-properties fo:color="#000000" fo:font-weight="bold" style:font-weight-asian="bold" style:font-name-complex="Arial"/>
    </style:style>
    <style:style style:name="T19" style:family="text">
      <style:text-properties fo:color="#000000" fo:font-weight="bold" officeooo:rsid="00123886" style:font-weight-asian="bold" style:font-name-complex="Arial"/>
    </style:style>
    <style:style style:name="T20" style:family="text">
      <style:text-properties fo:color="#000000" fo:font-weight="bold" style:font-weight-asian="bold" style:font-name-complex="Arial" style:font-weight-complex="bold"/>
    </style:style>
    <style:style style:name="T21" style:family="text">
      <style:text-properties fo:color="#000000" fo:font-weight="bold" officeooo:rsid="00123886" style:font-weight-asian="bold" style:font-name-complex="Arial" style:font-weight-complex="bold"/>
    </style:style>
    <style:style style:name="T22" style:family="text">
      <style:text-properties fo:color="#000000" fo:font-weight="bold" officeooo:rsid="002e6130" style:font-weight-asian="bold" style:font-name-complex="Arial" style:font-weight-complex="bold"/>
    </style:style>
    <style:style style:name="T23" style:family="text">
      <style:text-properties fo:color="#000000" fo:font-weight="bold" officeooo:rsid="008d5ae9" style:font-weight-asian="bold" style:font-name-complex="Arial" style:font-weight-complex="bold"/>
    </style:style>
    <style:style style:name="T24" style:family="text">
      <style:text-properties fo:color="#000000" fo:font-weight="bold" officeooo:rsid="009c271d" style:font-weight-asian="bold" style:font-name-complex="Arial" style:font-weight-complex="bold"/>
    </style:style>
    <style:style style:name="T25" style:family="text">
      <style:text-properties fo:color="#000000" fo:font-weight="bold" officeooo:rsid="009c271d" style:font-weight-asian="bold" style:font-name-complex="Arial"/>
    </style:style>
    <style:style style:name="T26" style:family="text">
      <style:text-properties fo:color="#000000" fo:font-weight="bold" style:font-name-asian="Arial" style:font-weight-asian="bold" style:font-name-complex="Arial"/>
    </style:style>
    <style:style style:name="T27" style:family="text">
      <style:text-properties fo:color="#000000" fo:font-weight="bold" style:font-name-asian="Arial" style:font-weight-asian="bold" style:font-name-complex="Arial" style:font-weight-complex="bold"/>
    </style:style>
    <style:style style:name="T28" style:family="text">
      <style:text-properties fo:color="#000000" fo:font-weight="bold" officeooo:rsid="008d5ae9" style:font-name-asian="Arial" style:font-weight-asian="bold" style:font-name-complex="Arial" style:font-weight-complex="bold"/>
    </style:style>
    <style:style style:name="T29" style:family="text">
      <style:text-properties fo:color="#000000" fo:font-style="italic" officeooo:rsid="00680a50" style:font-style-asian="italic" style:font-name-complex="Arial" style:font-style-complex="italic"/>
    </style:style>
    <style:style style:name="T30" style:family="text">
      <style:text-properties fo:color="#000000" fo:font-style="italic" officeooo:rsid="00a941d7" style:font-style-asian="italic" style:font-name-complex="Arial" style:font-style-complex="italic"/>
    </style:style>
    <style:style style:name="T31" style:family="text">
      <style:text-properties fo:color="#000000" fo:font-weight="normal" officeooo:rsid="008d5ae9" style:font-name-asian="Arial" style:font-weight-asian="normal" style:font-name-complex="Arial" style:font-weight-complex="normal"/>
    </style:style>
    <style:style style:name="T32" style:family="text">
      <style:text-properties fo:color="#000000" fo:font-weight="normal" officeooo:rsid="009b0f63" style:font-name-asian="Arial" style:font-weight-asian="normal" style:font-name-complex="Arial" style:font-weight-complex="normal"/>
    </style:style>
    <style:style style:name="T33" style:family="text">
      <style:text-properties officeooo:rsid="0024302d"/>
    </style:style>
    <style:style style:name="T34" style:family="text">
      <style:text-properties fo:font-weight="bold" officeooo:rsid="009edbe2" style:font-weight-asian="bold"/>
    </style:style>
    <style:style style:name="T35" style:family="text">
      <style:text-properties fo:font-weight="bold" officeooo:rsid="00a5ba5c" style:font-weight-asian="bold"/>
    </style:style>
    <style:style style:name="T36" style:family="text">
      <style:text-properties fo:font-weight="bold" officeooo:rsid="00a941d7" style:font-weight-asian="bold" style:font-weight-complex="bold"/>
    </style:style>
    <style:style style:name="T37" style:family="text">
      <style:text-properties fo:font-weight="bold" officeooo:rsid="00a941d7" style:font-weight-asian="bold"/>
    </style:style>
    <style:style style:name="T38" style:family="text">
      <style:text-properties fo:font-weight="bold" officeooo:rsid="00aa2ce8" style:font-weight-asian="bold"/>
    </style:style>
    <style:style style:name="T39" style:family="text">
      <style:text-properties officeooo:rsid="009edbe2"/>
    </style:style>
    <style:style style:name="T40" style:family="text">
      <style:text-properties officeooo:rsid="00a941d7"/>
    </style:style>
    <style:style style:name="T41" style:family="text">
      <style:text-properties officeooo:rsid="00aa2c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t. Roch <text:span text:style-name="T33">Church</text:span></text:p>
      <text:p text:style-name="P20"><text:bookmark text:name="y6td"/><text:bookmark text:name="e67d"/><text:bookmark text:name="f652"/><text:bookmark text:name="i%25252525252525252525252525252525252525"/><text:span text:style-name="T2">Mass</text:span><text:span text:style-name="T10"> </text:span><text:span text:style-name="T2">Music</text:span><text:span text:style-name="T10"> </text:span><text:span text:style-name="T15">1</text:span><text:span text:style-name="T16">1</text:span><text:span text:style-name="T14">/</text:span><text:span text:style-name="T17">20</text:span><text:span text:style-name="T11">/1</text:span><text:span text:style-name="T12">6</text:span><text:span text:style-name="T11"> </text:span><text:span text:style-name="T13">–</text:span><text:span text:style-name="T10"> </text:span><text:span text:style-name="T17">Our Lord Jesus Christ, King of the Universe</text:span><text:span text:style-name="T2"> – Yr. </text:span><text:span text:style-name="T3">C</text:span></text:p>
      <text:p text:style-name="P23"><text:span text:style-name="T9">(</text:span><text:span text:style-name="T1">Choir at 9:00)</text:span></text:p>
      <text:p text:style-name="P2"/>
      <text:p text:style-name="P13"><text:bookmark text:name="jvkc"/><text:bookmark text:name="cyrf"/><text:bookmark text:name="t6e9"/><text:bookmark text:name="vszc"/><text:bookmark text:name="w6tm"/><text:bookmark text:name="zgxj"/><text:bookmark text:name="cufa"/><text:bookmark text:name="uv1q"/><text:bookmark text:name="y5y2"/><text:bookmark text:name="nei2"/><text:bookmark text:name="r21j"/><text:bookmark text:name="p%25252525252525252525252525252525252525"/><text:bookmark text:name="yqhg"/><text:bookmark text:name="hquy"/><text:bookmark text:name="f34z"/><text:bookmark text:name="o%25252525252525252525252525252525252525"/><text:span text:style-name="T18">Opening</text:span><text:span text:style-name="T26"> </text:span><text:span text:style-name="T18">Song:</text:span></text:p>
      <text:p text:style-name="P8"><text:span text:style-name="T41">4&amp;9</text:span><text:tab/><text:span text:style-name="T36">GC#443</text:span><text:span text:style-name="T40"><text:tab/>Alleluia, Alleluia, Give Thanks</text:span></text:p>
      <text:p text:style-name="P8"><text:span text:style-name="T41">11:30</text:span><text:tab/><text:span text:style-name="T36">GC#487</text:span><text:span text:style-name="T40"><text:tab/>Rejoice, the Lord is King</text:span></text:p>
      <text:p text:style-name="P1"/>
      <text:p text:style-name="P13"><text:span text:style-name="T19">Gloria</text:span><text:span text:style-name="T18">:</text:span></text:p>
      <text:p text:style-name="P14"><text:span text:style-name="T18"><text:tab/></text:span><text:span text:style-name="T21">(</text:span><text:span text:style-name="T22">S</text:span><text:span text:style-name="T21">heet </text:span><text:span text:style-name="T22">M</text:span><text:span text:style-name="T21">usic)</text:span><text:span text:style-name="T1"><text:tab/></text:span><text:span text:style-name="T6">Mass of </text:span><text:span text:style-name="T7">Creation</text:span></text:p>
      <text:p text:style-name="P1"/>
      <text:p text:style-name="P13"><text:bookmark text:name="ri43"/><text:bookmark text:name="nbua"/><text:bookmark text:name="noff"/><text:bookmark text:name="hh_2"/><text:bookmark text:name="ofpa"/><text:bookmark text:name="aodj"/><text:span text:style-name="T18">Responsorial</text:span><text:span text:style-name="T26"> </text:span><text:span text:style-name="T18">Psalm</text:span><text:span text:style-name="T1">:</text:span></text:p>
      <text:p text:style-name="P12"><text:tab/><text:span text:style-name="T34">GC#</text:span><text:span text:style-name="T35">121</text:span><text:span text:style-name="T39"><text:tab/>I Was Glad (vss. 1-3 only) (Theresa W.)</text:span></text:p>
      <text:p text:style-name="P6"/>
      <text:p text:style-name="P13"><text:span text:style-name="T18">Gospel</text:span><text:span text:style-name="T26"> </text:span><text:span text:style-name="T18">Acclamation</text:span><text:bookmark text:name="pxw8"/><text:bookmark text:name="upgx"/><text:bookmark text:name="m5al"/><text:bookmark text:name="x1qs"/><text:bookmark text:name="t0ou"/><text:bookmark text:name="ny56"/><text:span text:style-name="T18">:</text:span></text:p>
      <text:p text:style-name="P13"><text:span text:style-name="T1"><text:tab/></text:span><text:span text:style-name="T23">GC#</text:span><text:span text:style-name="T24">258</text:span><text:span text:style-name="T6"><text:tab/></text:span><text:span text:style-name="T8">Celtic Alleluia</text:span></text:p>
      <text:p text:style-name="P22"><text:span text:style-name="T4"><text:tab/></text:span><text:span text:style-name="T29">“</text:span><text:span text:style-name="T30">Blessed is he who comes in the name of the Lord!</text:span></text:p>
      <text:p text:style-name="P22"><text:span text:style-name="T30"><text:tab/>Blessed is the kingdom of our father David that is to come!</text:span><text:span text:style-name="T29">”</text:span></text:p>
      <text:p text:style-name="P4"><text:bookmark-start text:name="jrl_"/><text:bookmark-start text:name="u7b5"/><text:bookmark-start text:name="ne6%252525252525252525252525252525252525"/><text:bookmark-start text:name="wp%2525252525252525252525252525252525252"/></text:p>
      <text:p text:style-name="P13"><text:bookmark-end text:name="wp%2525252525252525252525252525252525252"/><text:bookmark text:name="m5ch1"/><text:bookmark text:name="jrl_1"/><text:span text:style-name="T18">Offertory</text:span><text:bookmark-start text:name="fxhv1"/><text:bookmark-start text:name="zk%2525252525252525252525252525252525252"/><text:span text:style-name="T18">:</text:span></text:p>
      <text:p text:style-name="P7"><text:tab/><text:span text:style-name="T36">GC#635</text:span><text:span text:style-name="T40"><text:tab/>The King of Love My Shepherd Is</text:span></text:p>
      <text:p text:style-name="P11"/>
      <text:p text:style-name="P15"><text:bookmark-start text:name="nx0f1"/><text:bookmark-start text:name="w0m21"/><text:bookmark-start text:name="zo401"/><text:bookmark-start text:name="hro-1"/><text:span text:style-name="T18">Holy:</text:span><text:span text:style-name="T26"> </text:span><text:span text:style-name="T28">(Sheet Music)</text:span><text:span text:style-name="T31"><text:tab/>Mass of </text:span><text:span text:style-name="T32">Creation</text:span></text:p>
      <text:p text:style-name="P16"><text:bookmark-start text:name="umy6"/><text:bookmark-start text:name="q8xu"/><text:bookmark-start text:name="ydio"/><text:bookmark-start text:name="ldnm"/><text:span text:style-name="T18">Mem</text:span><text:span text:style-name="T26"> </text:span><text:span text:style-name="T18">Acc </text:span><text:span text:style-name="T25">B</text:span><text:span text:style-name="T18">:</text:span><text:span text:style-name="T26"> </text:span><text:span text:style-name="T28">(Sheet Music)</text:span><text:span text:style-name="T31"><text:tab/>Mass of </text:span><text:span text:style-name="T32">Creation</text:span></text:p>
      <text:p text:style-name="P16"><text:bookmark-start text:name="n%25252525252525252525252525252525252525"/><text:bookmark-start text:name="v..b"/><text:bookmark-start text:name="df42"/><text:bookmark-start text:name="l6dt"/><text:span text:style-name="T18">Amen:</text:span><text:bookmark-start text:name="ih29"/><text:span text:style-name="T26"> </text:span><text:span text:style-name="T28">(Sheet Music)</text:span><text:span text:style-name="T31"><text:tab/>Mass of </text:span><text:span text:style-name="T32">Creation</text:span></text:p>
      <text:p text:style-name="P16"><text:bookmark-start text:name="u-3a"/><text:bookmark-start text:name="k3w-"/><text:bookmark-start text:name="pn1f"/><text:bookmark-start text:name="s2b_"/><text:span text:style-name="T20">Lamb</text:span><text:span text:style-name="T27"> </text:span><text:span text:style-name="T20">of</text:span><text:span text:style-name="T27"> </text:span><text:span text:style-name="T20">God:</text:span><text:span text:style-name="T27"> </text:span><text:span text:style-name="T28">(Sheet Music)</text:span><text:span text:style-name="T31"><text:tab/>Mass of </text:span><text:span text:style-name="T32">Creation</text:span></text:p>
      <text:p text:style-name="P13"/>
      <text:p text:style-name="P17"><text:span text:style-name="T5">C</text:span><text:span text:style-name="T1">ommunion:</text:span></text:p>
      <text:p text:style-name="P9"><text:tab/><text:span text:style-name="T36">GC#593</text:span><text:span text:style-name="T40"><text:tab/>We Remember</text:span></text:p>
      <text:p text:style-name="P5"/>
      <text:p text:style-name="P18"><text:span text:style-name="T6">Communion Meditation</text:span><text:span text:style-name="T1">:</text:span></text:p>
      <text:p text:style-name="P10"><text:tab/><text:span text:style-name="T36">GC#418</text:span><text:span text:style-name="T40"><text:tab/>Jesus the Lord</text:span></text:p>
      <text:p text:style-name="P3"><text:bookmark-end text:name="ne6%252525252525252525252525252525252525"/><text:bookmark-start text:name="us17"/><text:bookmark-start text:name="yizp"/><text:bookmark-start text:name="s_-6"/><text:bookmark-start text:name="qglh"/><text:bookmark-start text:name="b6vz"/><text:bookmark-start text:name="gn43"/></text:p>
      <text:p text:style-name="P13"><text:bookmark text:name="f3hx"/><text:bookmark text:name="iibd"/><text:bookmark text:name="y89v"/><text:bookmark text:name="chdk"/><text:bookmark text:name="bjwy"/><text:bookmark text:name="a4ga"/><text:bookmark text:name="onka1"/><text:bookmark text:name="v_b01"/><text:span text:style-name="T18">Closing</text:span><text:span text:style-name="T26"> </text:span><text:span text:style-name="T18">Song</text:span><text:bookmark-end text:name="zk%2525252525252525252525252525252525252"/><text:bookmark text:name="fxhv"/><text:span text:style-name="T18">:</text:span></text:p>
      <text:p text:style-name="P26"><text:span text:style-name="T41">4:00</text:span><text:span text:style-name="T18"><text:tab/></text:span><text:span text:style-name="T36">GC#485</text:span><text:span text:style-name="T40"><text:tab/>Crown Him With Many Crowns</text:span></text:p>
      <text:p text:style-name="P25"><text:bookmark-end text:name="jrl_"/><text:bookmark-end text:name="u7b5"/><text:bookmark-end text:name="fxhv1"/><text:bookmark-end text:name="nx0f1"/><text:bookmark-end text:name="w0m21"/><text:bookmark-end text:name="zo401"/><text:bookmark-end text:name="hro-1"/><text:bookmark-end text:name="umy6"/><text:bookmark-end text:name="q8xu"/><text:bookmark-end text:name="ydio"/><text:bookmark-end text:name="ldnm"/><text:bookmark-end text:name="n%25252525252525252525252525252525252525"/><text:bookmark-end text:name="v..b"/><text:bookmark-end text:name="df42"/><text:bookmark-end text:name="l6dt"/><text:bookmark-end text:name="ih29"/><text:bookmark-end text:name="u-3a"/><text:bookmark-end text:name="k3w-"/><text:bookmark-end text:name="pn1f"/><text:bookmark-end text:name="s2b_"/><text:bookmark-end text:name="us17"/><text:bookmark-end text:name="yizp"/><text:bookmark-end text:name="s_-6"/><text:bookmark-end text:name="qglh"/><text:bookmark-end text:name="b6vz"/><text:bookmark-end text:name="gn43"/><text:span text:style-name="T41">9:00</text:span><text:tab/><text:span text:style-name="T36">GC#794</text:span><text:span text:style-name="T40"><text:tab/>Ye Watchers and Ye Holy Ones</text:span></text:p>
      <text:p text:style-name="P25"><text:span text:style-name="T41">11:30</text:span><text:tab/><text:span text:style-name="T36">GC#547</text:span><text:span text:style-name="T40"><text:tab/>Sing of the Lord's Goodne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, 'ＭＳ 明朝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roma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Default_20_Paragraph_20_Font" style:display-name="Default Paragraph Font" style:family="text"/>
    <style:style style:name="WW-Absatz-Standardschriftart111111111111111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portrait" fo:margin-top="0.1701in" fo:margin-bottom="0.1701in" fo:margin-left="0.25in" fo:margin-right="0.25in" style:shadow="none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ly Trinity Student Parish </dc:title>
    <meta:initial-creator>Kris Kehrer</meta:initial-creator>
    <meta:creation-date>2008-09-26T14:23:00</meta:creation-date>
    <dc:date>2016-10-24T17:11:32.526601242</dc:date>
    <meta:editing-cycles>157</meta:editing-cycles>
    <meta:editing-duration>PT15H26M28S</meta:editing-duration>
    <meta:generator>LibreOffice/4.2.8.2$Linux_X86_64 LibreOffice_project/420m0$Build-2</meta:generator>
    <dc:creator>Kris Kehrer</dc:creator>
    <meta:document-statistic meta:table-count="0" meta:image-count="0" meta:object-count="0" meta:page-count="1" meta:paragraph-count="28" meta:word-count="150" meta:character-count="861" meta:non-whitespace-character-count="729"/>
  </office:meta>
</office:document-meta>
</file>